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no-wrap" loext:decorative="false">
        <loext:stroke-complex-color loext:theme-type="dark1" loext:color-type="theme"/>
        <loext:fill-complex-color loext:theme-type="light1" loext:color-type="theme"/>
      </style:graphic-properties>
    </style:style>
    <style:style style:name="gr4" style:family="graphic" style:parent-style-name="standard">
      <style:graphic-properties draw:stroke="solid" svg:stroke-width="0.053cm" svg:stroke-color="#000000" draw:stroke-linejoin="miter" draw:fill="solid" draw:fill-color="#ffffff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  <loext:fill-complex-color loext:theme-type="light1" loext:color-type="theme"/>
      </style:graphic-properties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ffffff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  <loext:fill-complex-color loext:theme-type="light1" loext:color-type="theme"/>
      </style:graphic-properties>
    </style:style>
    <style:style style:name="gr6" style:family="graphic" style:parent-style-name="standard">
      <style:graphic-properties draw:stroke="solid" svg:stroke-width="0.053cm" svg:stroke-color="#000000" draw:stroke-linejoin="miter" draw:fill="solid" draw:fill-color="#ff0000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7" style:family="graphic" style:parent-style-name="standard">
      <style:graphic-properties draw:stroke="solid" svg:stroke-width="0.053cm" svg:stroke-color="#000000" draw:stroke-linejoin="miter" draw:fill="solid" draw:fill-color="#00ff00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0000ff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9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0" style:family="graphic">
      <style:graphic-properties style:protect="size" loext:decorative="false"/>
    </style:style>
    <style:style style:name="pr1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" style:family="paragraph">
      <loext:graphic-properties draw:fill="solid" draw:fill-color="#ff00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3" style:family="paragraph">
      <loext:graphic-properties draw:fill="solid" draw:fill-color="#00ff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4" style:family="paragraph">
      <loext:graphic-properties draw:fill="solid" draw:fill-color="#0000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g draw:name="Group 659" draw:style-name="gr1">
          <draw:g draw:name="Group 424" draw:style-name="gr1">
            <draw:g draw:name="Group 365" draw:style-name="gr1">
              <draw:g draw:name="Group 4" draw:style-name="gr2">
                <draw:line draw:name="Line 5" draw:style-name="gr3" draw:text-style-name="P1" draw:layer="layout" svg:x1="0.948cm" svg:y1="0.948cm" svg:x2="0.949cm" svg:y2="10.305cm">
                  <text:p/>
                </draw:line>
                <draw:line draw:name="Line 6" draw:style-name="gr3" draw:text-style-name="P1" draw:layer="layout" svg:x1="0.948cm" svg:y1="10.305cm" svg:x2="12.175cm" svg:y2="10.306cm">
                  <text:p/>
                </draw:line>
                <draw:line draw:name="Line 7" draw:style-name="gr3" draw:text-style-name="P1" draw:layer="layout" svg:x1="12.175cm" svg:y1="10.305cm" svg:x2="12.176cm" svg:y2="0.948cm">
                  <text:p/>
                </draw:line>
                <draw:line draw:name="Line 8" draw:style-name="gr3" draw:text-style-name="P1" draw:layer="layout" svg:x1="12.175cm" svg:y1="0.948cm" svg:x2="0.948cm" svg:y2="0.949cm">
                  <text:p/>
                </draw:line>
                <draw:line draw:name="Line 9" draw:style-name="gr3" draw:text-style-name="P1" draw:layer="layout" svg:x1="2.819cm" svg:y1="0.948cm" svg:x2="2.82cm" svg:y2="10.305cm">
                  <text:p/>
                </draw:line>
                <draw:line draw:name="Line 10" draw:style-name="gr3" draw:text-style-name="P1" draw:layer="layout" svg:x1="4.69cm" svg:y1="0.948cm" svg:x2="4.691cm" svg:y2="10.305cm">
                  <text:p/>
                </draw:line>
                <draw:line draw:name="Line 11" draw:style-name="gr3" draw:text-style-name="P1" draw:layer="layout" svg:x1="6.561cm" svg:y1="0.948cm" svg:x2="6.562cm" svg:y2="10.305cm">
                  <text:p/>
                </draw:line>
                <draw:line draw:name="Line 12" draw:style-name="gr3" draw:text-style-name="P1" draw:layer="layout" svg:x1="8.432cm" svg:y1="0.948cm" svg:x2="8.433cm" svg:y2="10.305cm">
                  <text:p/>
                </draw:line>
                <draw:line draw:name="Line 13" draw:style-name="gr3" draw:text-style-name="P1" draw:layer="layout" svg:x1="10.304cm" svg:y1="0.948cm" svg:x2="10.305cm" svg:y2="10.305cm">
                  <text:p/>
                </draw:line>
                <draw:line draw:name="Line 14" draw:style-name="gr3" draw:text-style-name="P1" draw:layer="layout" svg:x1="0.948cm" svg:y1="2.819cm" svg:x2="12.175cm" svg:y2="2.82cm">
                  <text:p/>
                </draw:line>
                <draw:line draw:name="Line 15" draw:style-name="gr3" draw:text-style-name="P1" draw:layer="layout" svg:x1="0.948cm" svg:y1="4.691cm" svg:x2="12.175cm" svg:y2="4.692cm">
                  <text:p/>
                </draw:line>
                <draw:line draw:name="Line 16" draw:style-name="gr3" draw:text-style-name="P1" draw:layer="layout" svg:x1="0.948cm" svg:y1="6.562cm" svg:x2="12.175cm" svg:y2="6.563cm">
                  <text:p/>
                </draw:line>
                <draw:line draw:name="Line 17" draw:style-name="gr3" draw:text-style-name="P1" draw:layer="layout" svg:x1="0.948cm" svg:y1="8.434cm" svg:x2="12.175cm" svg:y2="8.435cm">
                  <text:p/>
                </draw:line>
                <draw:line draw:name="Line 18" draw:style-name="gr3" draw:text-style-name="P1" draw:layer="layout" svg:x1="0.948cm" svg:y1="8.434cm" svg:x2="11.239cm" svg:y2="8.435cm">
                  <text:p/>
                </draw:line>
              </draw:g>
              <draw:custom-shape draw:name="Oval 19" draw:style-name="gr4" draw:text-style-name="P1" draw:layer="layout" svg:width="0.621cm" svg:height="0.621cm" svg:x="0.635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0" draw:style-name="gr4" draw:text-style-name="P1" draw:layer="layout" svg:width="0.625cm" svg:height="0.621cm" svg:x="2.505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1" draw:style-name="gr4" draw:text-style-name="P1" draw:layer="layout" svg:width="0.621cm" svg:height="0.621cm" svg:x="4.379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2" draw:style-name="gr4" draw:text-style-name="P1" draw:layer="layout" svg:width="0.625cm" svg:height="0.621cm" svg:x="6.249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3" draw:style-name="gr4" draw:text-style-name="P1" draw:layer="layout" svg:width="0.621cm" svg:height="0.621cm" svg:x="8.123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4" draw:style-name="gr4" draw:text-style-name="P1" draw:layer="layout" svg:width="0.625cm" svg:height="0.621cm" svg:x="9.992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5" draw:style-name="gr4" draw:text-style-name="P1" draw:layer="layout" svg:width="0.621cm" svg:height="0.621cm" svg:x="11.867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6" draw:style-name="gr5" draw:text-style-name="P1" draw:layer="layout" svg:width="0.621cm" svg:height="0.625cm" svg:x="11.867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7" draw:style-name="gr5" draw:text-style-name="P1" draw:layer="layout" svg:width="0.621cm" svg:height="0.625cm" svg:x="0.635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8" draw:style-name="gr5" draw:text-style-name="P1" draw:layer="layout" svg:width="0.625cm" svg:height="0.625cm" svg:x="2.505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9" draw:style-name="gr5" draw:text-style-name="P1" draw:layer="layout" svg:width="0.621cm" svg:height="0.625cm" svg:x="4.379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0" draw:style-name="gr5" draw:text-style-name="P1" draw:layer="layout" svg:width="0.625cm" svg:height="0.625cm" svg:x="6.249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1" draw:style-name="gr5" draw:text-style-name="P1" draw:layer="layout" svg:width="0.621cm" svg:height="0.625cm" svg:x="8.123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2" draw:style-name="gr5" draw:text-style-name="P1" draw:layer="layout" svg:width="0.625cm" svg:height="0.625cm" svg:x="9.992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3" draw:style-name="gr4" draw:text-style-name="P1" draw:layer="layout" svg:width="0.621cm" svg:height="0.621cm" svg:x="0.635cm" svg:y="6.25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4" draw:style-name="gr4" draw:text-style-name="P1" draw:layer="layout" svg:width="0.625cm" svg:height="0.621cm" svg:x="2.505cm" svg:y="6.25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5" draw:style-name="gr4" draw:text-style-name="P1" draw:layer="layout" svg:width="0.621cm" svg:height="0.621cm" svg:x="4.379cm" svg:y="6.25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6" draw:style-name="gr4" draw:text-style-name="P1" draw:layer="layout" svg:width="0.625cm" svg:height="0.621cm" svg:x="6.249cm" svg:y="6.25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7" draw:style-name="gr4" draw:text-style-name="P1" draw:layer="layout" svg:width="0.621cm" svg:height="0.621cm" svg:x="8.123cm" svg:y="6.25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8" draw:style-name="gr4" draw:text-style-name="P1" draw:layer="layout" svg:width="0.625cm" svg:height="0.621cm" svg:x="9.992cm" svg:y="6.25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9" draw:style-name="gr4" draw:text-style-name="P1" draw:layer="layout" svg:width="0.621cm" svg:height="0.621cm" svg:x="11.867cm" svg:y="6.25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0" draw:style-name="gr5" draw:text-style-name="P1" draw:layer="layout" svg:width="0.621cm" svg:height="0.625cm" svg:x="0.635cm" svg:y="4.37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1" draw:style-name="gr5" draw:text-style-name="P1" draw:layer="layout" svg:width="0.625cm" svg:height="0.625cm" svg:x="2.505cm" svg:y="4.37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2" draw:style-name="gr5" draw:text-style-name="P1" draw:layer="layout" svg:width="0.621cm" svg:height="0.625cm" svg:x="4.379cm" svg:y="4.37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3" draw:style-name="gr5" draw:text-style-name="P1" draw:layer="layout" svg:width="0.625cm" svg:height="0.625cm" svg:x="6.249cm" svg:y="4.37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4" draw:style-name="gr5" draw:text-style-name="P1" draw:layer="layout" svg:width="0.621cm" svg:height="0.625cm" svg:x="8.123cm" svg:y="4.37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5" draw:style-name="gr6" draw:text-style-name="P2" draw:layer="layout" svg:width="0.625cm" svg:height="0.625cm" svg:x="9.992cm" svg:y="4.37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6" draw:style-name="gr5" draw:text-style-name="P1" draw:layer="layout" svg:width="0.621cm" svg:height="0.625cm" svg:x="11.867cm" svg:y="4.37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7" draw:style-name="gr4" draw:text-style-name="P1" draw:layer="layout" svg:width="0.621cm" svg:height="0.621cm" svg:x="0.635cm" svg:y="2.50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8" draw:style-name="gr4" draw:text-style-name="P1" draw:layer="layout" svg:width="0.625cm" svg:height="0.621cm" svg:x="2.505cm" svg:y="2.50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9" draw:style-name="gr4" draw:text-style-name="P1" draw:layer="layout" svg:width="0.621cm" svg:height="0.621cm" svg:x="4.379cm" svg:y="2.50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0" draw:style-name="gr4" draw:text-style-name="P1" draw:layer="layout" svg:width="0.625cm" svg:height="0.621cm" svg:x="6.249cm" svg:y="2.50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1" draw:style-name="gr4" draw:text-style-name="P1" draw:layer="layout" svg:width="0.621cm" svg:height="0.621cm" svg:x="8.123cm" svg:y="2.50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2" draw:style-name="gr4" draw:text-style-name="P1" draw:layer="layout" svg:width="0.625cm" svg:height="0.621cm" svg:x="9.992cm" svg:y="2.50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3" draw:style-name="gr4" draw:text-style-name="P1" draw:layer="layout" svg:width="0.621cm" svg:height="0.621cm" svg:x="11.867cm" svg:y="2.50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4" draw:style-name="gr5" draw:text-style-name="P1" draw:layer="layout" svg:width="0.621cm" svg:height="0.625cm" svg:x="0.635cm" svg:y="0.63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5" draw:style-name="gr5" draw:text-style-name="P1" draw:layer="layout" svg:width="0.625cm" svg:height="0.625cm" svg:x="2.505cm" svg:y="0.63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6" draw:style-name="gr5" draw:text-style-name="P1" draw:layer="layout" svg:width="0.621cm" svg:height="0.625cm" svg:x="4.379cm" svg:y="0.63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7" draw:style-name="gr5" draw:text-style-name="P1" draw:layer="layout" svg:width="0.625cm" svg:height="0.625cm" svg:x="6.249cm" svg:y="0.63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8" draw:style-name="gr5" draw:text-style-name="P1" draw:layer="layout" svg:width="0.621cm" svg:height="0.625cm" svg:x="8.123cm" svg:y="0.63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9" draw:style-name="gr5" draw:text-style-name="P1" draw:layer="layout" svg:width="0.625cm" svg:height="0.625cm" svg:x="9.992cm" svg:y="0.63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60" draw:style-name="gr5" draw:text-style-name="P1" draw:layer="layout" svg:width="0.621cm" svg:height="0.625cm" svg:x="11.867cm" svg:y="0.63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  <draw:g draw:name="Group 366" draw:style-name="gr1">
              <draw:g draw:name="Group 4" draw:style-name="gr2">
                <draw:line draw:name="Line 5" draw:style-name="gr3" draw:text-style-name="P1" draw:layer="layout" svg:x1="0.948cm" svg:y1="8.433cm" svg:x2="0.949cm" svg:y2="17.79cm">
                  <text:p/>
                </draw:line>
                <draw:line draw:name="Line 6" draw:style-name="gr3" draw:text-style-name="P1" draw:layer="layout" svg:x1="0.948cm" svg:y1="17.79cm" svg:x2="12.175cm" svg:y2="17.791cm">
                  <text:p/>
                </draw:line>
                <draw:line draw:name="Line 7" draw:style-name="gr3" draw:text-style-name="P1" draw:layer="layout" svg:x1="12.175cm" svg:y1="17.79cm" svg:x2="12.176cm" svg:y2="8.433cm">
                  <text:p/>
                </draw:line>
                <draw:line draw:name="Line 8" draw:style-name="gr3" draw:text-style-name="P1" draw:layer="layout" svg:x1="12.175cm" svg:y1="8.433cm" svg:x2="0.948cm" svg:y2="8.434cm">
                  <text:p/>
                </draw:line>
                <draw:line draw:name="Line 9" draw:style-name="gr3" draw:text-style-name="P1" draw:layer="layout" svg:x1="2.819cm" svg:y1="8.433cm" svg:x2="2.82cm" svg:y2="17.79cm">
                  <text:p/>
                </draw:line>
                <draw:line draw:name="Line 10" draw:style-name="gr3" draw:text-style-name="P1" draw:layer="layout" svg:x1="4.69cm" svg:y1="8.433cm" svg:x2="4.691cm" svg:y2="17.79cm">
                  <text:p/>
                </draw:line>
                <draw:line draw:name="Line 11" draw:style-name="gr3" draw:text-style-name="P1" draw:layer="layout" svg:x1="6.561cm" svg:y1="8.433cm" svg:x2="6.562cm" svg:y2="17.79cm">
                  <text:p/>
                </draw:line>
                <draw:line draw:name="Line 12" draw:style-name="gr3" draw:text-style-name="P1" draw:layer="layout" svg:x1="8.432cm" svg:y1="8.433cm" svg:x2="8.433cm" svg:y2="17.79cm">
                  <text:p/>
                </draw:line>
                <draw:line draw:name="Line 13" draw:style-name="gr3" draw:text-style-name="P1" draw:layer="layout" svg:x1="10.304cm" svg:y1="8.433cm" svg:x2="10.305cm" svg:y2="17.79cm">
                  <text:p/>
                </draw:line>
                <draw:line draw:name="Line 14" draw:style-name="gr3" draw:text-style-name="P1" draw:layer="layout" svg:x1="0.948cm" svg:y1="10.304cm" svg:x2="12.175cm" svg:y2="10.305cm">
                  <text:p/>
                </draw:line>
                <draw:line draw:name="Line 15" draw:style-name="gr3" draw:text-style-name="P1" draw:layer="layout" svg:x1="0.948cm" svg:y1="12.176cm" svg:x2="12.175cm" svg:y2="12.177cm">
                  <text:p/>
                </draw:line>
                <draw:line draw:name="Line 16" draw:style-name="gr3" draw:text-style-name="P1" draw:layer="layout" svg:x1="0.948cm" svg:y1="14.047cm" svg:x2="12.175cm" svg:y2="14.048cm">
                  <text:p/>
                </draw:line>
                <draw:line draw:name="Line 17" draw:style-name="gr3" draw:text-style-name="P1" draw:layer="layout" svg:x1="0.948cm" svg:y1="15.919cm" svg:x2="12.175cm" svg:y2="15.92cm">
                  <text:p/>
                </draw:line>
                <draw:line draw:name="Line 18" draw:style-name="gr3" draw:text-style-name="P1" draw:layer="layout" svg:x1="0.948cm" svg:y1="15.919cm" svg:x2="11.239cm" svg:y2="15.92cm">
                  <text:p/>
                </draw:line>
              </draw:g>
              <draw:custom-shape draw:name="Oval 19" draw:style-name="gr4" draw:text-style-name="P1" draw:layer="layout" svg:width="0.621cm" svg:height="0.621cm" svg:x="0.635cm" svg:y="17.4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0" draw:style-name="gr4" draw:text-style-name="P1" draw:layer="layout" svg:width="0.625cm" svg:height="0.621cm" svg:x="2.505cm" svg:y="17.4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1" draw:style-name="gr4" draw:text-style-name="P1" draw:layer="layout" svg:width="0.621cm" svg:height="0.621cm" svg:x="4.379cm" svg:y="17.4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2" draw:style-name="gr4" draw:text-style-name="P1" draw:layer="layout" svg:width="0.625cm" svg:height="0.621cm" svg:x="6.249cm" svg:y="17.4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3" draw:style-name="gr4" draw:text-style-name="P1" draw:layer="layout" svg:width="0.621cm" svg:height="0.621cm" svg:x="8.123cm" svg:y="17.4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4" draw:style-name="gr4" draw:text-style-name="P1" draw:layer="layout" svg:width="0.625cm" svg:height="0.621cm" svg:x="9.992cm" svg:y="17.4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5" draw:style-name="gr4" draw:text-style-name="P1" draw:layer="layout" svg:width="0.621cm" svg:height="0.621cm" svg:x="11.867cm" svg:y="17.4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6" draw:style-name="gr5" draw:text-style-name="P1" draw:layer="layout" svg:width="0.621cm" svg:height="0.625cm" svg:x="11.867cm" svg:y="15.60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7" draw:style-name="gr5" draw:text-style-name="P1" draw:layer="layout" svg:width="0.621cm" svg:height="0.625cm" svg:x="0.635cm" svg:y="15.60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8" draw:style-name="gr5" draw:text-style-name="P1" draw:layer="layout" svg:width="0.625cm" svg:height="0.625cm" svg:x="2.505cm" svg:y="15.60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9" draw:style-name="gr5" draw:text-style-name="P1" draw:layer="layout" svg:width="0.621cm" svg:height="0.625cm" svg:x="4.379cm" svg:y="15.60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0" draw:style-name="gr6" draw:text-style-name="P2" draw:layer="layout" svg:width="0.625cm" svg:height="0.625cm" svg:x="6.249cm" svg:y="15.60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1" draw:style-name="gr5" draw:text-style-name="P1" draw:layer="layout" svg:width="0.621cm" svg:height="0.625cm" svg:x="8.123cm" svg:y="15.60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2" draw:style-name="gr5" draw:text-style-name="P1" draw:layer="layout" svg:width="0.625cm" svg:height="0.625cm" svg:x="9.992cm" svg:y="15.60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3" draw:style-name="gr4" draw:text-style-name="P1" draw:layer="layout" svg:width="0.621cm" svg:height="0.621cm" svg:x="0.635cm" svg:y="13.7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4" draw:style-name="gr4" draw:text-style-name="P1" draw:layer="layout" svg:width="0.625cm" svg:height="0.621cm" svg:x="2.505cm" svg:y="13.7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5" draw:style-name="gr4" draw:text-style-name="P1" draw:layer="layout" svg:width="0.621cm" svg:height="0.621cm" svg:x="4.379cm" svg:y="13.7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6" draw:style-name="gr4" draw:text-style-name="P1" draw:layer="layout" svg:width="0.625cm" svg:height="0.621cm" svg:x="6.249cm" svg:y="13.7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7" draw:style-name="gr4" draw:text-style-name="P1" draw:layer="layout" svg:width="0.621cm" svg:height="0.621cm" svg:x="8.123cm" svg:y="13.7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8" draw:style-name="gr4" draw:text-style-name="P1" draw:layer="layout" svg:width="0.625cm" svg:height="0.621cm" svg:x="9.992cm" svg:y="13.7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9" draw:style-name="gr4" draw:text-style-name="P1" draw:layer="layout" svg:width="0.621cm" svg:height="0.621cm" svg:x="11.867cm" svg:y="13.7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0" draw:style-name="gr5" draw:text-style-name="P1" draw:layer="layout" svg:width="0.621cm" svg:height="0.625cm" svg:x="0.635cm" svg:y="11.86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1" draw:style-name="gr5" draw:text-style-name="P1" draw:layer="layout" svg:width="0.625cm" svg:height="0.625cm" svg:x="2.505cm" svg:y="11.86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2" draw:style-name="gr5" draw:text-style-name="P1" draw:layer="layout" svg:width="0.621cm" svg:height="0.625cm" svg:x="4.379cm" svg:y="11.86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3" draw:style-name="gr5" draw:text-style-name="P1" draw:layer="layout" svg:width="0.625cm" svg:height="0.625cm" svg:x="6.249cm" svg:y="11.86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4" draw:style-name="gr5" draw:text-style-name="P1" draw:layer="layout" svg:width="0.621cm" svg:height="0.625cm" svg:x="8.123cm" svg:y="11.86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5" draw:style-name="gr7" draw:text-style-name="P3" draw:layer="layout" svg:width="0.625cm" svg:height="0.625cm" svg:x="9.992cm" svg:y="11.86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6" draw:style-name="gr5" draw:text-style-name="P1" draw:layer="layout" svg:width="0.621cm" svg:height="0.625cm" svg:x="11.867cm" svg:y="11.86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7" draw:style-name="gr4" draw:text-style-name="P1" draw:layer="layout" svg:width="0.621cm" svg:height="0.621cm" svg:x="0.635cm" svg:y="9.99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8" draw:style-name="gr8" draw:text-style-name="P4" draw:layer="layout" svg:width="0.625cm" svg:height="0.621cm" svg:x="2.505cm" svg:y="9.99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9" draw:style-name="gr4" draw:text-style-name="P1" draw:layer="layout" svg:width="0.621cm" svg:height="0.621cm" svg:x="4.379cm" svg:y="9.99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0" draw:style-name="gr4" draw:text-style-name="P1" draw:layer="layout" svg:width="0.625cm" svg:height="0.621cm" svg:x="6.249cm" svg:y="9.99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1" draw:style-name="gr4" draw:text-style-name="P1" draw:layer="layout" svg:width="0.621cm" svg:height="0.621cm" svg:x="8.123cm" svg:y="9.99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2" draw:style-name="gr4" draw:text-style-name="P1" draw:layer="layout" svg:width="0.625cm" svg:height="0.621cm" svg:x="9.992cm" svg:y="9.99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3" draw:style-name="gr4" draw:text-style-name="P1" draw:layer="layout" svg:width="0.621cm" svg:height="0.621cm" svg:x="11.867cm" svg:y="9.99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4" draw:style-name="gr5" draw:text-style-name="P1" draw:layer="layout" svg:width="0.621cm" svg:height="0.625cm" svg:x="0.635cm" svg:y="8.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5" draw:style-name="gr5" draw:text-style-name="P1" draw:layer="layout" svg:width="0.625cm" svg:height="0.625cm" svg:x="2.505cm" svg:y="8.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6" draw:style-name="gr5" draw:text-style-name="P1" draw:layer="layout" svg:width="0.621cm" svg:height="0.625cm" svg:x="4.379cm" svg:y="8.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7" draw:style-name="gr5" draw:text-style-name="P1" draw:layer="layout" svg:width="0.625cm" svg:height="0.625cm" svg:x="6.249cm" svg:y="8.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8" draw:style-name="gr5" draw:text-style-name="P1" draw:layer="layout" svg:width="0.621cm" svg:height="0.625cm" svg:x="8.123cm" svg:y="8.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9" draw:style-name="gr5" draw:text-style-name="P1" draw:layer="layout" svg:width="0.625cm" svg:height="0.625cm" svg:x="9.992cm" svg:y="8.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60" draw:style-name="gr5" draw:text-style-name="P1" draw:layer="layout" svg:width="0.621cm" svg:height="0.625cm" svg:x="11.867cm" svg:y="8.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</draw:g>
          <draw:g draw:name="Group 425" draw:style-name="gr1">
            <draw:g draw:name="Group 426" draw:style-name="gr1">
              <draw:g draw:name="Group 4" draw:style-name="gr2">
                <draw:line draw:name="Line 5" draw:style-name="gr3" draw:text-style-name="P1" draw:layer="layout" svg:x1="12.186cm" svg:y1="0.951cm" svg:x2="12.187cm" svg:y2="10.308cm">
                  <text:p/>
                </draw:line>
                <draw:line draw:name="Line 6" draw:style-name="gr3" draw:text-style-name="P1" draw:layer="layout" svg:x1="12.186cm" svg:y1="10.308cm" svg:x2="23.413cm" svg:y2="10.309cm">
                  <text:p/>
                </draw:line>
                <draw:line draw:name="Line 7" draw:style-name="gr3" draw:text-style-name="P1" draw:layer="layout" svg:x1="23.413cm" svg:y1="10.308cm" svg:x2="23.414cm" svg:y2="0.951cm">
                  <text:p/>
                </draw:line>
                <draw:line draw:name="Line 8" draw:style-name="gr3" draw:text-style-name="P1" draw:layer="layout" svg:x1="23.413cm" svg:y1="0.951cm" svg:x2="12.186cm" svg:y2="0.952cm">
                  <text:p/>
                </draw:line>
                <draw:line draw:name="Line 9" draw:style-name="gr3" draw:text-style-name="P1" draw:layer="layout" svg:x1="14.057cm" svg:y1="0.951cm" svg:x2="14.058cm" svg:y2="10.308cm">
                  <text:p/>
                </draw:line>
                <draw:line draw:name="Line 10" draw:style-name="gr3" draw:text-style-name="P1" draw:layer="layout" svg:x1="15.928cm" svg:y1="0.951cm" svg:x2="15.929cm" svg:y2="10.308cm">
                  <text:p/>
                </draw:line>
                <draw:line draw:name="Line 11" draw:style-name="gr3" draw:text-style-name="P1" draw:layer="layout" svg:x1="17.8cm" svg:y1="0.951cm" svg:x2="17.801cm" svg:y2="10.308cm">
                  <text:p/>
                </draw:line>
                <draw:line draw:name="Line 12" draw:style-name="gr3" draw:text-style-name="P1" draw:layer="layout" svg:x1="19.671cm" svg:y1="0.951cm" svg:x2="19.672cm" svg:y2="10.308cm">
                  <text:p/>
                </draw:line>
                <draw:line draw:name="Line 13" draw:style-name="gr3" draw:text-style-name="P1" draw:layer="layout" svg:x1="21.542cm" svg:y1="0.951cm" svg:x2="21.543cm" svg:y2="10.308cm">
                  <text:p/>
                </draw:line>
                <draw:line draw:name="Line 14" draw:style-name="gr3" draw:text-style-name="P1" draw:layer="layout" svg:x1="12.186cm" svg:y1="2.822cm" svg:x2="23.413cm" svg:y2="2.823cm">
                  <text:p/>
                </draw:line>
                <draw:line draw:name="Line 15" draw:style-name="gr3" draw:text-style-name="P1" draw:layer="layout" svg:x1="12.186cm" svg:y1="4.694cm" svg:x2="23.413cm" svg:y2="4.695cm">
                  <text:p/>
                </draw:line>
                <draw:line draw:name="Line 16" draw:style-name="gr3" draw:text-style-name="P1" draw:layer="layout" svg:x1="12.186cm" svg:y1="6.565cm" svg:x2="23.413cm" svg:y2="6.566cm">
                  <text:p/>
                </draw:line>
                <draw:line draw:name="Line 17" draw:style-name="gr3" draw:text-style-name="P1" draw:layer="layout" svg:x1="12.186cm" svg:y1="8.437cm" svg:x2="23.413cm" svg:y2="8.438cm">
                  <text:p/>
                </draw:line>
                <draw:line draw:name="Line 18" draw:style-name="gr3" draw:text-style-name="P1" draw:layer="layout" svg:x1="12.186cm" svg:y1="8.437cm" svg:x2="22.478cm" svg:y2="8.438cm">
                  <text:p/>
                </draw:line>
              </draw:g>
              <draw:custom-shape draw:name="Oval 19" draw:style-name="gr4" draw:text-style-name="P1" draw:layer="layout" svg:width="0.621cm" svg:height="0.621cm" svg:x="11.873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0" draw:style-name="gr4" draw:text-style-name="P1" draw:layer="layout" svg:width="0.625cm" svg:height="0.621cm" svg:x="13.743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1" draw:style-name="gr4" draw:text-style-name="P1" draw:layer="layout" svg:width="0.621cm" svg:height="0.621cm" svg:x="15.617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2" draw:style-name="gr4" draw:text-style-name="P1" draw:layer="layout" svg:width="0.625cm" svg:height="0.621cm" svg:x="17.487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3" draw:style-name="gr4" draw:text-style-name="P1" draw:layer="layout" svg:width="0.621cm" svg:height="0.621cm" svg:x="19.361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4" draw:style-name="gr4" draw:text-style-name="P1" draw:layer="layout" svg:width="0.625cm" svg:height="0.621cm" svg:x="21.231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5" draw:style-name="gr4" draw:text-style-name="P1" draw:layer="layout" svg:width="0.621cm" svg:height="0.621cm" svg:x="23.105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6" draw:style-name="gr5" draw:text-style-name="P1" draw:layer="layout" svg:width="0.621cm" svg:height="0.625cm" svg:x="23.105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7" draw:style-name="gr5" draw:text-style-name="P1" draw:layer="layout" svg:width="0.621cm" svg:height="0.625cm" svg:x="11.873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8" draw:style-name="gr5" draw:text-style-name="P1" draw:layer="layout" svg:width="0.625cm" svg:height="0.625cm" svg:x="13.743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9" draw:style-name="gr5" draw:text-style-name="P1" draw:layer="layout" svg:width="0.621cm" svg:height="0.625cm" svg:x="15.617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0" draw:style-name="gr5" draw:text-style-name="P1" draw:layer="layout" svg:width="0.625cm" svg:height="0.625cm" svg:x="17.487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1" draw:style-name="gr5" draw:text-style-name="P1" draw:layer="layout" svg:width="0.621cm" svg:height="0.625cm" svg:x="19.361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2" draw:style-name="gr5" draw:text-style-name="P1" draw:layer="layout" svg:width="0.625cm" svg:height="0.625cm" svg:x="21.231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3" draw:style-name="gr4" draw:text-style-name="P1" draw:layer="layout" svg:width="0.621cm" svg:height="0.621cm" svg:x="11.873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4" draw:style-name="gr4" draw:text-style-name="P1" draw:layer="layout" svg:width="0.625cm" svg:height="0.621cm" svg:x="13.743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5" draw:style-name="gr4" draw:text-style-name="P1" draw:layer="layout" svg:width="0.621cm" svg:height="0.621cm" svg:x="15.617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6" draw:style-name="gr4" draw:text-style-name="P1" draw:layer="layout" svg:width="0.625cm" svg:height="0.621cm" svg:x="17.487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7" draw:style-name="gr4" draw:text-style-name="P1" draw:layer="layout" svg:width="0.621cm" svg:height="0.621cm" svg:x="19.361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8" draw:style-name="gr4" draw:text-style-name="P1" draw:layer="layout" svg:width="0.625cm" svg:height="0.621cm" svg:x="21.231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9" draw:style-name="gr4" draw:text-style-name="P1" draw:layer="layout" svg:width="0.621cm" svg:height="0.621cm" svg:x="23.105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0" draw:style-name="gr5" draw:text-style-name="P1" draw:layer="layout" svg:width="0.621cm" svg:height="0.625cm" svg:x="11.873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1" draw:style-name="gr5" draw:text-style-name="P1" draw:layer="layout" svg:width="0.625cm" svg:height="0.625cm" svg:x="13.743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2" draw:style-name="gr5" draw:text-style-name="P1" draw:layer="layout" svg:width="0.621cm" svg:height="0.625cm" svg:x="15.617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3" draw:style-name="gr5" draw:text-style-name="P1" draw:layer="layout" svg:width="0.625cm" svg:height="0.625cm" svg:x="17.487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4" draw:style-name="gr5" draw:text-style-name="P1" draw:layer="layout" svg:width="0.621cm" svg:height="0.625cm" svg:x="19.361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5" draw:style-name="gr5" draw:text-style-name="P1" draw:layer="layout" svg:width="0.625cm" svg:height="0.625cm" svg:x="21.231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6" draw:style-name="gr5" draw:text-style-name="P1" draw:layer="layout" svg:width="0.621cm" svg:height="0.625cm" svg:x="23.105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7" draw:style-name="gr4" draw:text-style-name="P1" draw:layer="layout" svg:width="0.621cm" svg:height="0.621cm" svg:x="11.873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8" draw:style-name="gr4" draw:text-style-name="P1" draw:layer="layout" svg:width="0.625cm" svg:height="0.621cm" svg:x="13.743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9" draw:style-name="gr4" draw:text-style-name="P1" draw:layer="layout" svg:width="0.621cm" svg:height="0.621cm" svg:x="15.617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0" draw:style-name="gr4" draw:text-style-name="P1" draw:layer="layout" svg:width="0.625cm" svg:height="0.621cm" svg:x="17.487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1" draw:style-name="gr4" draw:text-style-name="P1" draw:layer="layout" svg:width="0.621cm" svg:height="0.621cm" svg:x="19.361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2" draw:style-name="gr4" draw:text-style-name="P1" draw:layer="layout" svg:width="0.625cm" svg:height="0.621cm" svg:x="21.231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3" draw:style-name="gr4" draw:text-style-name="P1" draw:layer="layout" svg:width="0.621cm" svg:height="0.621cm" svg:x="23.105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4" draw:style-name="gr5" draw:text-style-name="P1" draw:layer="layout" svg:width="0.621cm" svg:height="0.625cm" svg:x="11.873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5" draw:style-name="gr5" draw:text-style-name="P1" draw:layer="layout" svg:width="0.625cm" svg:height="0.625cm" svg:x="13.743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6" draw:style-name="gr5" draw:text-style-name="P1" draw:layer="layout" svg:width="0.621cm" svg:height="0.625cm" svg:x="15.617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7" draw:style-name="gr5" draw:text-style-name="P1" draw:layer="layout" svg:width="0.625cm" svg:height="0.625cm" svg:x="17.487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8" draw:style-name="gr5" draw:text-style-name="P1" draw:layer="layout" svg:width="0.621cm" svg:height="0.625cm" svg:x="19.361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9" draw:style-name="gr5" draw:text-style-name="P1" draw:layer="layout" svg:width="0.625cm" svg:height="0.625cm" svg:x="21.231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60" draw:style-name="gr5" draw:text-style-name="P1" draw:layer="layout" svg:width="0.621cm" svg:height="0.625cm" svg:x="23.105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  <draw:g draw:name="Group 427" draw:style-name="gr1">
              <draw:g draw:name="Group 4" draw:style-name="gr2">
                <draw:line draw:name="Line 5" draw:style-name="gr3" draw:text-style-name="P1" draw:layer="layout" svg:x1="12.186cm" svg:y1="8.436cm" svg:x2="12.187cm" svg:y2="17.793cm">
                  <text:p/>
                </draw:line>
                <draw:line draw:name="Line 6" draw:style-name="gr3" draw:text-style-name="P1" draw:layer="layout" svg:x1="12.186cm" svg:y1="17.793cm" svg:x2="23.413cm" svg:y2="17.794cm">
                  <text:p/>
                </draw:line>
                <draw:line draw:name="Line 7" draw:style-name="gr3" draw:text-style-name="P1" draw:layer="layout" svg:x1="23.413cm" svg:y1="17.793cm" svg:x2="23.414cm" svg:y2="8.436cm">
                  <text:p/>
                </draw:line>
                <draw:line draw:name="Line 8" draw:style-name="gr3" draw:text-style-name="P1" draw:layer="layout" svg:x1="23.413cm" svg:y1="8.436cm" svg:x2="12.186cm" svg:y2="8.437cm">
                  <text:p/>
                </draw:line>
                <draw:line draw:name="Line 9" draw:style-name="gr3" draw:text-style-name="P1" draw:layer="layout" svg:x1="14.057cm" svg:y1="8.436cm" svg:x2="14.058cm" svg:y2="17.793cm">
                  <text:p/>
                </draw:line>
                <draw:line draw:name="Line 10" draw:style-name="gr3" draw:text-style-name="P1" draw:layer="layout" svg:x1="15.928cm" svg:y1="8.436cm" svg:x2="15.929cm" svg:y2="17.793cm">
                  <text:p/>
                </draw:line>
                <draw:line draw:name="Line 11" draw:style-name="gr3" draw:text-style-name="P1" draw:layer="layout" svg:x1="17.8cm" svg:y1="8.436cm" svg:x2="17.801cm" svg:y2="17.793cm">
                  <text:p/>
                </draw:line>
                <draw:line draw:name="Line 12" draw:style-name="gr3" draw:text-style-name="P1" draw:layer="layout" svg:x1="19.671cm" svg:y1="8.436cm" svg:x2="19.672cm" svg:y2="17.793cm">
                  <text:p/>
                </draw:line>
                <draw:line draw:name="Line 13" draw:style-name="gr3" draw:text-style-name="P1" draw:layer="layout" svg:x1="21.542cm" svg:y1="8.436cm" svg:x2="21.543cm" svg:y2="17.793cm">
                  <text:p/>
                </draw:line>
                <draw:line draw:name="Line 14" draw:style-name="gr3" draw:text-style-name="P1" draw:layer="layout" svg:x1="12.186cm" svg:y1="10.307cm" svg:x2="23.413cm" svg:y2="10.308cm">
                  <text:p/>
                </draw:line>
                <draw:line draw:name="Line 15" draw:style-name="gr3" draw:text-style-name="P1" draw:layer="layout" svg:x1="12.186cm" svg:y1="12.179cm" svg:x2="23.413cm" svg:y2="12.18cm">
                  <text:p/>
                </draw:line>
                <draw:line draw:name="Line 16" draw:style-name="gr3" draw:text-style-name="P1" draw:layer="layout" svg:x1="12.186cm" svg:y1="14.05cm" svg:x2="23.413cm" svg:y2="14.051cm">
                  <text:p/>
                </draw:line>
                <draw:line draw:name="Line 17" draw:style-name="gr3" draw:text-style-name="P1" draw:layer="layout" svg:x1="12.186cm" svg:y1="15.922cm" svg:x2="23.413cm" svg:y2="15.923cm">
                  <text:p/>
                </draw:line>
                <draw:line draw:name="Line 18" draw:style-name="gr3" draw:text-style-name="P1" draw:layer="layout" svg:x1="12.186cm" svg:y1="15.922cm" svg:x2="22.478cm" svg:y2="15.923cm">
                  <text:p/>
                </draw:line>
              </draw:g>
              <draw:custom-shape draw:name="Oval 19" draw:style-name="gr4" draw:text-style-name="P1" draw:layer="layout" svg:width="0.621cm" svg:height="0.621cm" svg:x="11.873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0" draw:style-name="gr4" draw:text-style-name="P1" draw:layer="layout" svg:width="0.625cm" svg:height="0.621cm" svg:x="13.743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1" draw:style-name="gr4" draw:text-style-name="P1" draw:layer="layout" svg:width="0.621cm" svg:height="0.621cm" svg:x="15.617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2" draw:style-name="gr4" draw:text-style-name="P1" draw:layer="layout" svg:width="0.625cm" svg:height="0.621cm" svg:x="17.487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3" draw:style-name="gr4" draw:text-style-name="P1" draw:layer="layout" svg:width="0.621cm" svg:height="0.621cm" svg:x="19.361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4" draw:style-name="gr4" draw:text-style-name="P1" draw:layer="layout" svg:width="0.625cm" svg:height="0.621cm" svg:x="21.231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5" draw:style-name="gr4" draw:text-style-name="P1" draw:layer="layout" svg:width="0.621cm" svg:height="0.621cm" svg:x="23.105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6" draw:style-name="gr5" draw:text-style-name="P1" draw:layer="layout" svg:width="0.621cm" svg:height="0.625cm" svg:x="23.105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7" draw:style-name="gr5" draw:text-style-name="P1" draw:layer="layout" svg:width="0.621cm" svg:height="0.625cm" svg:x="11.873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8" draw:style-name="gr5" draw:text-style-name="P1" draw:layer="layout" svg:width="0.625cm" svg:height="0.625cm" svg:x="13.743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9" draw:style-name="gr5" draw:text-style-name="P1" draw:layer="layout" svg:width="0.621cm" svg:height="0.625cm" svg:x="15.617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0" draw:style-name="gr5" draw:text-style-name="P1" draw:layer="layout" svg:width="0.625cm" svg:height="0.625cm" svg:x="17.487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1" draw:style-name="gr5" draw:text-style-name="P1" draw:layer="layout" svg:width="0.621cm" svg:height="0.625cm" svg:x="19.361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2" draw:style-name="gr5" draw:text-style-name="P1" draw:layer="layout" svg:width="0.625cm" svg:height="0.625cm" svg:x="21.231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3" draw:style-name="gr4" draw:text-style-name="P1" draw:layer="layout" svg:width="0.621cm" svg:height="0.621cm" svg:x="11.873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4" draw:style-name="gr8" draw:text-style-name="P4" draw:layer="layout" svg:width="0.625cm" svg:height="0.621cm" svg:x="13.743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5" draw:style-name="gr4" draw:text-style-name="P1" draw:layer="layout" svg:width="0.621cm" svg:height="0.621cm" svg:x="15.617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6" draw:style-name="gr4" draw:text-style-name="P1" draw:layer="layout" svg:width="0.625cm" svg:height="0.621cm" svg:x="17.487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7" draw:style-name="gr4" draw:text-style-name="P1" draw:layer="layout" svg:width="0.621cm" svg:height="0.621cm" svg:x="19.361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8" draw:style-name="gr4" draw:text-style-name="P1" draw:layer="layout" svg:width="0.625cm" svg:height="0.621cm" svg:x="21.231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9" draw:style-name="gr4" draw:text-style-name="P1" draw:layer="layout" svg:width="0.621cm" svg:height="0.621cm" svg:x="23.105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0" draw:style-name="gr5" draw:text-style-name="P1" draw:layer="layout" svg:width="0.621cm" svg:height="0.625cm" svg:x="11.873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1" draw:style-name="gr5" draw:text-style-name="P1" draw:layer="layout" svg:width="0.625cm" svg:height="0.625cm" svg:x="13.743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2" draw:style-name="gr5" draw:text-style-name="P1" draw:layer="layout" svg:width="0.621cm" svg:height="0.625cm" svg:x="15.617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3" draw:style-name="gr5" draw:text-style-name="P1" draw:layer="layout" svg:width="0.625cm" svg:height="0.625cm" svg:x="17.487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4" draw:style-name="gr5" draw:text-style-name="P1" draw:layer="layout" svg:width="0.621cm" svg:height="0.625cm" svg:x="19.361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5" draw:style-name="gr5" draw:text-style-name="P1" draw:layer="layout" svg:width="0.625cm" svg:height="0.625cm" svg:x="21.231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6" draw:style-name="gr5" draw:text-style-name="P1" draw:layer="layout" svg:width="0.621cm" svg:height="0.625cm" svg:x="23.105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7" draw:style-name="gr4" draw:text-style-name="P1" draw:layer="layout" svg:width="0.621cm" svg:height="0.621cm" svg:x="11.873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8" draw:style-name="gr4" draw:text-style-name="P1" draw:layer="layout" svg:width="0.625cm" svg:height="0.621cm" svg:x="13.743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9" draw:style-name="gr4" draw:text-style-name="P1" draw:layer="layout" svg:width="0.621cm" svg:height="0.621cm" svg:x="15.617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0" draw:style-name="gr4" draw:text-style-name="P1" draw:layer="layout" svg:width="0.625cm" svg:height="0.621cm" svg:x="17.487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1" draw:style-name="gr4" draw:text-style-name="P1" draw:layer="layout" svg:width="0.621cm" svg:height="0.621cm" svg:x="19.361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2" draw:style-name="gr4" draw:text-style-name="P1" draw:layer="layout" svg:width="0.625cm" svg:height="0.621cm" svg:x="21.231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3" draw:style-name="gr4" draw:text-style-name="P1" draw:layer="layout" svg:width="0.621cm" svg:height="0.621cm" svg:x="23.105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4" draw:style-name="gr5" draw:text-style-name="P1" draw:layer="layout" svg:width="0.621cm" svg:height="0.625cm" svg:x="11.873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5" draw:style-name="gr5" draw:text-style-name="P1" draw:layer="layout" svg:width="0.625cm" svg:height="0.625cm" svg:x="13.743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6" draw:style-name="gr5" draw:text-style-name="P1" draw:layer="layout" svg:width="0.621cm" svg:height="0.625cm" svg:x="15.617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7" draw:style-name="gr7" draw:text-style-name="P3" draw:layer="layout" svg:width="0.625cm" svg:height="0.625cm" svg:x="17.487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8" draw:style-name="gr5" draw:text-style-name="P1" draw:layer="layout" svg:width="0.621cm" svg:height="0.625cm" svg:x="19.361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9" draw:style-name="gr5" draw:text-style-name="P1" draw:layer="layout" svg:width="0.625cm" svg:height="0.625cm" svg:x="21.231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60" draw:style-name="gr5" draw:text-style-name="P1" draw:layer="layout" svg:width="0.621cm" svg:height="0.625cm" svg:x="23.105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</draw:g>
          <draw:g draw:name="Group 542" draw:style-name="gr1">
            <draw:g draw:name="Group 543" draw:style-name="gr1">
              <draw:g draw:name="Group 4" draw:style-name="gr2">
                <draw:line draw:name="Line 5" draw:style-name="gr3" draw:text-style-name="P1" draw:layer="layout" svg:x1="21.537cm" svg:y1="0.951cm" svg:x2="21.538cm" svg:y2="10.308cm">
                  <text:p/>
                </draw:line>
                <draw:line draw:name="Line 6" draw:style-name="gr3" draw:text-style-name="P1" draw:layer="layout" svg:x1="21.537cm" svg:y1="10.308cm" svg:x2="32.764cm" svg:y2="10.309cm">
                  <text:p/>
                </draw:line>
                <draw:line draw:name="Line 7" draw:style-name="gr3" draw:text-style-name="P1" draw:layer="layout" svg:x1="32.764cm" svg:y1="10.308cm" svg:x2="32.765cm" svg:y2="0.951cm">
                  <text:p/>
                </draw:line>
                <draw:line draw:name="Line 8" draw:style-name="gr3" draw:text-style-name="P1" draw:layer="layout" svg:x1="32.764cm" svg:y1="0.951cm" svg:x2="21.537cm" svg:y2="0.952cm">
                  <text:p/>
                </draw:line>
                <draw:line draw:name="Line 9" draw:style-name="gr3" draw:text-style-name="P1" draw:layer="layout" svg:x1="23.408cm" svg:y1="0.951cm" svg:x2="23.409cm" svg:y2="10.308cm">
                  <text:p/>
                </draw:line>
                <draw:line draw:name="Line 10" draw:style-name="gr3" draw:text-style-name="P1" draw:layer="layout" svg:x1="25.279cm" svg:y1="0.951cm" svg:x2="25.28cm" svg:y2="10.308cm">
                  <text:p/>
                </draw:line>
                <draw:line draw:name="Line 11" draw:style-name="gr3" draw:text-style-name="P1" draw:layer="layout" svg:x1="27.15cm" svg:y1="0.951cm" svg:x2="27.151cm" svg:y2="10.308cm">
                  <text:p/>
                </draw:line>
                <draw:line draw:name="Line 12" draw:style-name="gr3" draw:text-style-name="P1" draw:layer="layout" svg:x1="29.021cm" svg:y1="0.951cm" svg:x2="29.022cm" svg:y2="10.308cm">
                  <text:p/>
                </draw:line>
                <draw:line draw:name="Line 13" draw:style-name="gr3" draw:text-style-name="P1" draw:layer="layout" svg:x1="30.893cm" svg:y1="0.951cm" svg:x2="30.894cm" svg:y2="10.308cm">
                  <text:p/>
                </draw:line>
                <draw:line draw:name="Line 14" draw:style-name="gr3" draw:text-style-name="P1" draw:layer="layout" svg:x1="21.537cm" svg:y1="2.822cm" svg:x2="32.764cm" svg:y2="2.823cm">
                  <text:p/>
                </draw:line>
                <draw:line draw:name="Line 15" draw:style-name="gr3" draw:text-style-name="P1" draw:layer="layout" svg:x1="21.537cm" svg:y1="4.694cm" svg:x2="32.764cm" svg:y2="4.695cm">
                  <text:p/>
                </draw:line>
                <draw:line draw:name="Line 16" draw:style-name="gr3" draw:text-style-name="P1" draw:layer="layout" svg:x1="21.537cm" svg:y1="6.565cm" svg:x2="32.764cm" svg:y2="6.566cm">
                  <text:p/>
                </draw:line>
                <draw:line draw:name="Line 17" draw:style-name="gr3" draw:text-style-name="P1" draw:layer="layout" svg:x1="21.537cm" svg:y1="8.437cm" svg:x2="32.764cm" svg:y2="8.438cm">
                  <text:p/>
                </draw:line>
                <draw:line draw:name="Line 18" draw:style-name="gr3" draw:text-style-name="P1" draw:layer="layout" svg:x1="21.537cm" svg:y1="8.437cm" svg:x2="31.828cm" svg:y2="8.438cm">
                  <text:p/>
                </draw:line>
              </draw:g>
              <draw:custom-shape draw:name="Oval 19" draw:style-name="gr4" draw:text-style-name="P1" draw:layer="layout" svg:width="0.621cm" svg:height="0.621cm" svg:x="21.224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0" draw:style-name="gr4" draw:text-style-name="P1" draw:layer="layout" svg:width="0.625cm" svg:height="0.621cm" svg:x="23.094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1" draw:style-name="gr4" draw:text-style-name="P1" draw:layer="layout" svg:width="0.621cm" svg:height="0.621cm" svg:x="24.968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2" draw:style-name="gr4" draw:text-style-name="P1" draw:layer="layout" svg:width="0.625cm" svg:height="0.621cm" svg:x="26.838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3" draw:style-name="gr4" draw:text-style-name="P1" draw:layer="layout" svg:width="0.621cm" svg:height="0.621cm" svg:x="28.712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4" draw:style-name="gr4" draw:text-style-name="P1" draw:layer="layout" svg:width="0.625cm" svg:height="0.621cm" svg:x="30.581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5" draw:style-name="gr4" draw:text-style-name="P1" draw:layer="layout" svg:width="0.621cm" svg:height="0.621cm" svg:x="32.456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6" draw:style-name="gr5" draw:text-style-name="P1" draw:layer="layout" svg:width="0.621cm" svg:height="0.625cm" svg:x="32.456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7" draw:style-name="gr5" draw:text-style-name="P1" draw:layer="layout" svg:width="0.621cm" svg:height="0.625cm" svg:x="21.224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8" draw:style-name="gr5" draw:text-style-name="P1" draw:layer="layout" svg:width="0.625cm" svg:height="0.625cm" svg:x="23.094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9" draw:style-name="gr5" draw:text-style-name="P1" draw:layer="layout" svg:width="0.621cm" svg:height="0.625cm" svg:x="24.968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0" draw:style-name="gr5" draw:text-style-name="P1" draw:layer="layout" svg:width="0.625cm" svg:height="0.625cm" svg:x="26.838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1" draw:style-name="gr5" draw:text-style-name="P1" draw:layer="layout" svg:width="0.621cm" svg:height="0.625cm" svg:x="28.712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2" draw:style-name="gr5" draw:text-style-name="P1" draw:layer="layout" svg:width="0.625cm" svg:height="0.625cm" svg:x="30.581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3" draw:style-name="gr4" draw:text-style-name="P1" draw:layer="layout" svg:width="0.621cm" svg:height="0.621cm" svg:x="21.224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4" draw:style-name="gr4" draw:text-style-name="P1" draw:layer="layout" svg:width="0.625cm" svg:height="0.621cm" svg:x="23.094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5" draw:style-name="gr4" draw:text-style-name="P1" draw:layer="layout" svg:width="0.621cm" svg:height="0.621cm" svg:x="24.968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6" draw:style-name="gr4" draw:text-style-name="P1" draw:layer="layout" svg:width="0.625cm" svg:height="0.621cm" svg:x="26.838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7" draw:style-name="gr4" draw:text-style-name="P1" draw:layer="layout" svg:width="0.621cm" svg:height="0.621cm" svg:x="28.712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8" draw:style-name="gr4" draw:text-style-name="P1" draw:layer="layout" svg:width="0.625cm" svg:height="0.621cm" svg:x="30.581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9" draw:style-name="gr4" draw:text-style-name="P1" draw:layer="layout" svg:width="0.621cm" svg:height="0.621cm" svg:x="32.456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0" draw:style-name="gr5" draw:text-style-name="P1" draw:layer="layout" svg:width="0.621cm" svg:height="0.625cm" svg:x="21.224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1" draw:style-name="gr5" draw:text-style-name="P1" draw:layer="layout" svg:width="0.625cm" svg:height="0.625cm" svg:x="23.094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2" draw:style-name="gr5" draw:text-style-name="P1" draw:layer="layout" svg:width="0.621cm" svg:height="0.625cm" svg:x="24.968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3" draw:style-name="gr5" draw:text-style-name="P1" draw:layer="layout" svg:width="0.625cm" svg:height="0.625cm" svg:x="26.838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4" draw:style-name="gr5" draw:text-style-name="P1" draw:layer="layout" svg:width="0.621cm" svg:height="0.625cm" svg:x="28.712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5" draw:style-name="gr5" draw:text-style-name="P1" draw:layer="layout" svg:width="0.625cm" svg:height="0.625cm" svg:x="30.581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6" draw:style-name="gr5" draw:text-style-name="P1" draw:layer="layout" svg:width="0.621cm" svg:height="0.625cm" svg:x="32.456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7" draw:style-name="gr4" draw:text-style-name="P1" draw:layer="layout" svg:width="0.621cm" svg:height="0.621cm" svg:x="21.224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8" draw:style-name="gr4" draw:text-style-name="P1" draw:layer="layout" svg:width="0.625cm" svg:height="0.621cm" svg:x="23.094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9" draw:style-name="gr4" draw:text-style-name="P1" draw:layer="layout" svg:width="0.621cm" svg:height="0.621cm" svg:x="24.968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0" draw:style-name="gr4" draw:text-style-name="P1" draw:layer="layout" svg:width="0.625cm" svg:height="0.621cm" svg:x="26.838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1" draw:style-name="gr4" draw:text-style-name="P1" draw:layer="layout" svg:width="0.621cm" svg:height="0.621cm" svg:x="28.712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2" draw:style-name="gr4" draw:text-style-name="P1" draw:layer="layout" svg:width="0.625cm" svg:height="0.621cm" svg:x="30.581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3" draw:style-name="gr4" draw:text-style-name="P1" draw:layer="layout" svg:width="0.621cm" svg:height="0.621cm" svg:x="32.456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4" draw:style-name="gr5" draw:text-style-name="P1" draw:layer="layout" svg:width="0.621cm" svg:height="0.625cm" svg:x="21.224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5" draw:style-name="gr5" draw:text-style-name="P1" draw:layer="layout" svg:width="0.625cm" svg:height="0.625cm" svg:x="23.094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6" draw:style-name="gr5" draw:text-style-name="P1" draw:layer="layout" svg:width="0.621cm" svg:height="0.625cm" svg:x="24.968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7" draw:style-name="gr5" draw:text-style-name="P1" draw:layer="layout" svg:width="0.625cm" svg:height="0.625cm" svg:x="26.838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8" draw:style-name="gr5" draw:text-style-name="P1" draw:layer="layout" svg:width="0.621cm" svg:height="0.625cm" svg:x="28.712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9" draw:style-name="gr5" draw:text-style-name="P1" draw:layer="layout" svg:width="0.625cm" svg:height="0.625cm" svg:x="30.581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60" draw:style-name="gr5" draw:text-style-name="P1" draw:layer="layout" svg:width="0.621cm" svg:height="0.625cm" svg:x="32.456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  <draw:g draw:name="Group 544" draw:style-name="gr1">
              <draw:g draw:name="Group 4" draw:style-name="gr2">
                <draw:line draw:name="Line 5" draw:style-name="gr3" draw:text-style-name="P1" draw:layer="layout" svg:x1="21.537cm" svg:y1="8.436cm" svg:x2="21.538cm" svg:y2="17.793cm">
                  <text:p/>
                </draw:line>
                <draw:line draw:name="Line 6" draw:style-name="gr3" draw:text-style-name="P1" draw:layer="layout" svg:x1="21.537cm" svg:y1="17.793cm" svg:x2="32.764cm" svg:y2="17.794cm">
                  <text:p/>
                </draw:line>
                <draw:line draw:name="Line 7" draw:style-name="gr3" draw:text-style-name="P1" draw:layer="layout" svg:x1="32.764cm" svg:y1="17.793cm" svg:x2="32.765cm" svg:y2="8.436cm">
                  <text:p/>
                </draw:line>
                <draw:line draw:name="Line 8" draw:style-name="gr3" draw:text-style-name="P1" draw:layer="layout" svg:x1="32.764cm" svg:y1="8.436cm" svg:x2="21.537cm" svg:y2="8.437cm">
                  <text:p/>
                </draw:line>
                <draw:line draw:name="Line 9" draw:style-name="gr3" draw:text-style-name="P1" draw:layer="layout" svg:x1="23.408cm" svg:y1="8.436cm" svg:x2="23.409cm" svg:y2="17.793cm">
                  <text:p/>
                </draw:line>
                <draw:line draw:name="Line 10" draw:style-name="gr3" draw:text-style-name="P1" draw:layer="layout" svg:x1="25.279cm" svg:y1="8.436cm" svg:x2="25.28cm" svg:y2="17.793cm">
                  <text:p/>
                </draw:line>
                <draw:line draw:name="Line 11" draw:style-name="gr3" draw:text-style-name="P1" draw:layer="layout" svg:x1="27.15cm" svg:y1="8.436cm" svg:x2="27.151cm" svg:y2="17.793cm">
                  <text:p/>
                </draw:line>
                <draw:line draw:name="Line 12" draw:style-name="gr3" draw:text-style-name="P1" draw:layer="layout" svg:x1="29.021cm" svg:y1="8.436cm" svg:x2="29.022cm" svg:y2="17.793cm">
                  <text:p/>
                </draw:line>
                <draw:line draw:name="Line 13" draw:style-name="gr3" draw:text-style-name="P1" draw:layer="layout" svg:x1="30.893cm" svg:y1="8.436cm" svg:x2="30.894cm" svg:y2="17.793cm">
                  <text:p/>
                </draw:line>
                <draw:line draw:name="Line 14" draw:style-name="gr3" draw:text-style-name="P1" draw:layer="layout" svg:x1="21.537cm" svg:y1="10.307cm" svg:x2="32.764cm" svg:y2="10.308cm">
                  <text:p/>
                </draw:line>
                <draw:line draw:name="Line 15" draw:style-name="gr3" draw:text-style-name="P1" draw:layer="layout" svg:x1="21.537cm" svg:y1="12.179cm" svg:x2="32.764cm" svg:y2="12.18cm">
                  <text:p/>
                </draw:line>
                <draw:line draw:name="Line 16" draw:style-name="gr3" draw:text-style-name="P1" draw:layer="layout" svg:x1="21.537cm" svg:y1="14.05cm" svg:x2="32.764cm" svg:y2="14.051cm">
                  <text:p/>
                </draw:line>
                <draw:line draw:name="Line 17" draw:style-name="gr3" draw:text-style-name="P1" draw:layer="layout" svg:x1="21.537cm" svg:y1="15.922cm" svg:x2="32.764cm" svg:y2="15.923cm">
                  <text:p/>
                </draw:line>
                <draw:line draw:name="Line 18" draw:style-name="gr3" draw:text-style-name="P1" draw:layer="layout" svg:x1="21.537cm" svg:y1="15.922cm" svg:x2="31.828cm" svg:y2="15.923cm">
                  <text:p/>
                </draw:line>
              </draw:g>
              <draw:custom-shape draw:name="Oval 19" draw:style-name="gr4" draw:text-style-name="P1" draw:layer="layout" svg:width="0.621cm" svg:height="0.621cm" svg:x="21.224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0" draw:style-name="gr4" draw:text-style-name="P1" draw:layer="layout" svg:width="0.625cm" svg:height="0.621cm" svg:x="23.094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1" draw:style-name="gr4" draw:text-style-name="P1" draw:layer="layout" svg:width="0.621cm" svg:height="0.621cm" svg:x="24.968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2" draw:style-name="gr4" draw:text-style-name="P1" draw:layer="layout" svg:width="0.625cm" svg:height="0.621cm" svg:x="26.838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3" draw:style-name="gr4" draw:text-style-name="P1" draw:layer="layout" svg:width="0.621cm" svg:height="0.621cm" svg:x="28.712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4" draw:style-name="gr4" draw:text-style-name="P1" draw:layer="layout" svg:width="0.625cm" svg:height="0.621cm" svg:x="30.581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5" draw:style-name="gr4" draw:text-style-name="P1" draw:layer="layout" svg:width="0.621cm" svg:height="0.621cm" svg:x="32.456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6" draw:style-name="gr5" draw:text-style-name="P1" draw:layer="layout" svg:width="0.621cm" svg:height="0.625cm" svg:x="32.456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7" draw:style-name="gr5" draw:text-style-name="P1" draw:layer="layout" svg:width="0.621cm" svg:height="0.625cm" svg:x="21.224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8" draw:style-name="gr5" draw:text-style-name="P1" draw:layer="layout" svg:width="0.625cm" svg:height="0.625cm" svg:x="23.094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9" draw:style-name="gr5" draw:text-style-name="P1" draw:layer="layout" svg:width="0.621cm" svg:height="0.625cm" svg:x="24.968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0" draw:style-name="gr5" draw:text-style-name="P1" draw:layer="layout" svg:width="0.625cm" svg:height="0.625cm" svg:x="26.838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1" draw:style-name="gr5" draw:text-style-name="P1" draw:layer="layout" svg:width="0.621cm" svg:height="0.625cm" svg:x="28.712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2" draw:style-name="gr5" draw:text-style-name="P1" draw:layer="layout" svg:width="0.625cm" svg:height="0.625cm" svg:x="30.581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3" draw:style-name="gr4" draw:text-style-name="P1" draw:layer="layout" svg:width="0.621cm" svg:height="0.621cm" svg:x="21.224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4" draw:style-name="gr4" draw:text-style-name="P1" draw:layer="layout" svg:width="0.625cm" svg:height="0.621cm" svg:x="23.094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5" draw:style-name="gr4" draw:text-style-name="P1" draw:layer="layout" svg:width="0.621cm" svg:height="0.621cm" svg:x="24.968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6" draw:style-name="gr4" draw:text-style-name="P1" draw:layer="layout" svg:width="0.625cm" svg:height="0.621cm" svg:x="26.838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7" draw:style-name="gr4" draw:text-style-name="P1" draw:layer="layout" svg:width="0.621cm" svg:height="0.621cm" svg:x="28.712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8" draw:style-name="gr4" draw:text-style-name="P1" draw:layer="layout" svg:width="0.625cm" svg:height="0.621cm" svg:x="30.581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9" draw:style-name="gr4" draw:text-style-name="P1" draw:layer="layout" svg:width="0.621cm" svg:height="0.621cm" svg:x="32.456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0" draw:style-name="gr5" draw:text-style-name="P1" draw:layer="layout" svg:width="0.621cm" svg:height="0.625cm" svg:x="21.224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1" draw:style-name="gr5" draw:text-style-name="P1" draw:layer="layout" svg:width="0.625cm" svg:height="0.625cm" svg:x="23.094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2" draw:style-name="gr5" draw:text-style-name="P1" draw:layer="layout" svg:width="0.621cm" svg:height="0.625cm" svg:x="24.968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3" draw:style-name="gr5" draw:text-style-name="P1" draw:layer="layout" svg:width="0.625cm" svg:height="0.625cm" svg:x="26.838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4" draw:style-name="gr5" draw:text-style-name="P1" draw:layer="layout" svg:width="0.621cm" svg:height="0.625cm" svg:x="28.712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5" draw:style-name="gr5" draw:text-style-name="P1" draw:layer="layout" svg:width="0.625cm" svg:height="0.625cm" svg:x="30.581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6" draw:style-name="gr5" draw:text-style-name="P1" draw:layer="layout" svg:width="0.621cm" svg:height="0.625cm" svg:x="32.456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7" draw:style-name="gr4" draw:text-style-name="P1" draw:layer="layout" svg:width="0.621cm" svg:height="0.621cm" svg:x="21.224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8" draw:style-name="gr4" draw:text-style-name="P1" draw:layer="layout" svg:width="0.625cm" svg:height="0.621cm" svg:x="23.094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9" draw:style-name="gr4" draw:text-style-name="P1" draw:layer="layout" svg:width="0.621cm" svg:height="0.621cm" svg:x="24.968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0" draw:style-name="gr4" draw:text-style-name="P1" draw:layer="layout" svg:width="0.625cm" svg:height="0.621cm" svg:x="26.838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1" draw:style-name="gr4" draw:text-style-name="P1" draw:layer="layout" svg:width="0.621cm" svg:height="0.621cm" svg:x="28.712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2" draw:style-name="gr4" draw:text-style-name="P1" draw:layer="layout" svg:width="0.625cm" svg:height="0.621cm" svg:x="30.581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3" draw:style-name="gr4" draw:text-style-name="P1" draw:layer="layout" svg:width="0.621cm" svg:height="0.621cm" svg:x="32.456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4" draw:style-name="gr5" draw:text-style-name="P1" draw:layer="layout" svg:width="0.621cm" svg:height="0.625cm" svg:x="21.224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5" draw:style-name="gr5" draw:text-style-name="P1" draw:layer="layout" svg:width="0.625cm" svg:height="0.625cm" svg:x="23.094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6" draw:style-name="gr5" draw:text-style-name="P1" draw:layer="layout" svg:width="0.621cm" svg:height="0.625cm" svg:x="24.968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7" draw:style-name="gr5" draw:text-style-name="P1" draw:layer="layout" svg:width="0.625cm" svg:height="0.625cm" svg:x="26.838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8" draw:style-name="gr5" draw:text-style-name="P1" draw:layer="layout" svg:width="0.621cm" svg:height="0.625cm" svg:x="28.712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9" draw:style-name="gr5" draw:text-style-name="P1" draw:layer="layout" svg:width="0.625cm" svg:height="0.625cm" svg:x="30.581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60" draw:style-name="gr5" draw:text-style-name="P1" draw:layer="layout" svg:width="0.621cm" svg:height="0.625cm" svg:x="32.456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</draw:g>
        </draw:g>
        <draw:line draw:style-name="gr9" draw:text-style-name="P5" draw:layer="layout" svg:x1="6.561cm" svg:y1="15.92cm" svg:x2="2.82cm" svg:y2="10.304cm">
          <text:p/>
        </draw:line>
        <draw:line draw:style-name="gr9" draw:text-style-name="P5" draw:layer="layout" svg:x1="2.819cm" svg:y1="10.304cm" svg:x2="10.305cm" svg:y2="4.692cm">
          <text:p/>
        </draw:line>
        <draw:line draw:style-name="gr9" draw:text-style-name="P5" draw:layer="layout" svg:x1="10.304cm" svg:y1="4.691cm" svg:x2="17.801cm" svg:y2="8.438cm">
          <text:p/>
        </draw:line>
        <draw:line draw:style-name="gr9" draw:text-style-name="P5" draw:layer="layout" svg:x1="17.8cm" svg:y1="8.436cm" svg:x2="14.058cm" svg:y2="14.05cm">
          <text:p/>
        </draw:line>
        <draw:line draw:style-name="gr9" draw:text-style-name="P5" draw:layer="layout" svg:x1="14.058cm" svg:y1="14.05cm" svg:x2="10.304cm" svg:y2="12.176cm">
          <text:p/>
        </draw:line>
        <draw:line draw:style-name="gr9" draw:text-style-name="P5" draw:layer="layout" svg:x1="10.304cm" svg:y1="12.177cm" svg:x2="6.561cm" svg:y2="15.919cm">
          <text:p/>
        </draw:lin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GB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4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5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G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GB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GB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7">Click to edit Master text styles</text:span></text:p>
              <text:list>
                <text:list-item>
                  <text:p text:style-name="MP14"><text:span text:style-name="MT8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7">Click to edit Master text styles</text:span></text:p>
              <text:list>
                <text:list-item>
                  <text:p text:style-name="MP14"><text:span text:style-name="MT8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7">Click to edit Master text styles</text:span></text:p>
              <text:list>
                <text:list-item>
                  <text:p text:style-name="MP14"><text:span text:style-name="MT8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11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7">Click to edit Master text styles</text:span></text:p>
              <text:list>
                <text:list-item>
                  <text:p text:style-name="MP14"><text:span text:style-name="MT8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7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Text Placeholder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7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2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7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4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4"><text:span text:style-name="MT8">Third level</text:span></text:p>
                      <text:list>
                        <text:list-item>
                          <text:p text:style-name="MP14"><text:span text:style-name="MT9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5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5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ota Tsompanopoulou</meta:initial-creator>
    <meta:editing-cycles>3</meta:editing-cycles>
    <meta:creation-date>2024-11-04T15:13:25</meta:creation-date>
    <dc:date>2025-12-04T18:38:46.686412432</dc:date>
    <meta:editing-duration>PT11M10S</meta:editing-duration>
    <meta:generator>LibreOffice/24.2.7.2$Linux_X86_64 LibreOffice_project/420$Build-2</meta:generator>
    <meta:document-statistic meta:object-count="493"/>
    <meta:user-defined meta:name="AppVersion">16.0000</meta:user-defined>
    <meta:user-defined meta:name="PresentationFormat">Widescreen</meta:user-defined>
    <meta:user-defined meta:name="Slides" meta:value-type="float">1</meta:user-defined>
  </office:meta>
</office:document-meta>
</file>